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1" svg:font-family="Calibri" style:font-family-generic="swiss"/>
    <style:font-face style:name="Anonymous Pro" svg:font-family="'Anonymous Pro'" style:font-pitch="fixed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super 58%" style:font-name="Calibri" fo:font-size="12pt" officeooo:rsid="001133e5" officeooo:paragraph-rsid="001133e5" style:font-size-asian="12pt" style:font-size-complex="12pt"/>
    </style:style>
    <style:style style:name="P2" style:family="paragraph" style:parent-style-name="Standard">
      <style:text-properties officeooo:paragraph-rsid="001133e5"/>
    </style:style>
    <style:style style:name="P3" style:family="paragraph" style:parent-style-name="Standard">
      <style:paragraph-properties fo:margin-left="0cm" fo:margin-right="-1.199cm" fo:margin-top="0cm" fo:margin-bottom="0cm" loext:contextual-spacing="true" fo:line-height="100%" fo:text-align="start" style:justify-single-word="false" fo:text-indent="0cm" style:auto-text-indent="false"/>
      <style:text-properties style:font-name="Calibri" fo:font-size="11pt" fo:font-style="normal" fo:font-weight="normal" officeooo:rsid="001133e5" officeooo:paragraph-rsid="001133e5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-1.199cm" fo:margin-top="0cm" fo:margin-bottom="0cm" loext:contextual-spacing="true" fo:line-height="100%" fo:text-align="center" style:justify-single-word="false" fo:text-indent="0cm" style:auto-text-indent="false"/>
      <style:text-properties style:font-name="Calibri" fo:font-size="11pt" fo:font-style="normal" fo:font-weight="normal" officeooo:rsid="001133e5" officeooo:paragraph-rsid="001133e5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-1.199cm" fo:margin-top="0cm" fo:margin-bottom="0cm" loext:contextual-spacing="true" fo:line-height="100%" fo:text-align="justify" style:justify-single-word="false" fo:text-indent="0cm" style:auto-text-indent="false"/>
      <style:text-properties style:font-name="Calibri" fo:font-size="11pt" fo:font-style="normal" fo:font-weight="normal" officeooo:rsid="001133e5" officeooo:paragraph-rsid="001133e5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-1.199cm" fo:margin-top="0cm" fo:margin-bottom="0cm" loext:contextual-spacing="true" fo:line-height="100%" fo:text-align="start" style:justify-single-word="false" fo:text-indent="0cm" style:auto-text-indent="false">
        <style:tab-stops>
          <style:tab-stop style:position="12.7cm"/>
        </style:tab-stops>
      </style:paragraph-properties>
      <style:text-properties style:font-name="Calibri" fo:font-size="11pt" fo:font-style="normal" fo:font-weight="normal" officeooo:rsid="00130289" officeooo:paragraph-rsid="00130289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-1.199cm" fo:margin-top="0cm" fo:margin-bottom="0cm" loext:contextual-spacing="true" fo:line-height="100%" fo:text-align="center" style:justify-single-word="false" fo:text-indent="0cm" style:auto-text-indent="false"/>
      <style:text-properties style:text-position="super 58%" style:font-name="Calibri" fo:font-size="11pt" fo:font-style="normal" fo:font-weight="normal" officeooo:rsid="001133e5" officeooo:paragraph-rsid="001133e5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-1.199cm" fo:margin-top="0cm" fo:margin-bottom="0cm" loext:contextual-spacing="true" fo:line-height="100%" fo:text-align="start" style:justify-single-word="false" fo:text-indent="0cm" style:auto-text-indent="false"/>
      <style:text-properties style:font-name="Times New Roman1" fo:font-size="11pt" fo:font-style="normal" fo:font-weight="normal" officeooo:rsid="001133e5" officeooo:paragraph-rsid="001133e5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-1.199cm" fo:margin-top="0cm" fo:margin-bottom="0cm" loext:contextual-spacing="true" fo:line-height="100%" fo:text-align="start" style:justify-single-word="false" fo:text-indent="0cm" style:auto-text-indent="false" style:page-number="auto"/>
      <style:text-properties style:font-name="Calibri" fo:font-size="11pt" fo:font-style="normal" fo:font-weight="normal" officeooo:rsid="001133e5" officeooo:paragraph-rsid="001133e5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true" fo:line-height="100%" fo:text-align="center" style:justify-single-word="false"/>
      <style:text-properties style:font-name="Calibri" fo:font-size="20pt" fo:font-style="normal" fo:font-weight="bold" officeooo:rsid="001133e5" officeooo:paragraph-rsid="001133e5" style:font-size-asian="20pt" style:font-style-asian="normal" style:font-weight-asian="bold" style:font-size-complex="20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style:font-name="Calibri" fo:font-size="11pt" fo:font-style="normal" fo:font-weight="normal" officeooo:rsid="001133e5" officeooo:paragraph-rsid="001133e5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 style:page-number="auto"/>
      <style:text-properties style:font-name="Calibri" fo:font-size="11pt" fo:font-style="normal" fo:font-weight="normal" officeooo:rsid="001133e5" officeooo:paragraph-rsid="001133e5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 style:page-number="auto"/>
      <style:text-properties style:font-name="Calibri" fo:font-size="11pt" fo:font-style="normal" fo:font-weight="normal" officeooo:rsid="001133e5" officeooo:paragraph-rsid="001133e5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 style:page-number="auto"/>
      <style:text-properties style:font-name="Calibri" fo:font-size="11pt" fo:font-style="normal" fo:font-weight="normal" officeooo:rsid="001133e5" officeooo:paragraph-rsid="001133e5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 style:page-number="auto"/>
      <style:text-properties style:font-name="Calibri" fo:font-size="11pt" fo:font-style="normal" fo:font-weight="normal" officeooo:rsid="001133e5" officeooo:paragraph-rsid="001133e5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 style:page-number="auto"/>
      <style:text-properties style:font-name="Calibri" fo:font-size="11pt" fo:font-style="normal" fo:font-weight="normal" officeooo:rsid="001133e5" officeooo:paragraph-rsid="001133e5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 style:page-number="auto"/>
      <style:text-properties style:font-name="Calibri" fo:font-size="11pt" fo:font-style="normal" fo:font-weight="normal" officeooo:rsid="001133e5" officeooo:paragraph-rsid="001133e5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 style:page-number="auto"/>
      <style:text-properties style:font-name="Calibri" fo:font-size="11pt" fo:font-style="normal" fo:font-weight="normal" officeooo:rsid="001133e5" officeooo:paragraph-rsid="001133e5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 style:page-number="auto"/>
      <style:text-properties style:font-name="Calibri" fo:font-size="11pt" fo:font-style="normal" fo:font-weight="normal" officeooo:rsid="001133e5" officeooo:paragraph-rsid="001133e5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 style:page-number="auto"/>
      <style:text-properties style:font-name="Calibri" fo:font-size="11pt" fo:font-style="normal" fo:font-weight="normal" officeooo:rsid="001133e5" officeooo:paragraph-rsid="001133e5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style:page-number="auto">
        <style:tab-stops>
          <style:tab-stop style:position="12.7cm"/>
        </style:tab-stops>
      </style:paragraph-properties>
      <style:text-properties style:font-name="Calibri" fo:font-size="11pt" fo:font-style="normal" fo:font-weight="normal" officeooo:rsid="001133e5" officeooo:paragraph-rsid="00130289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true" fo:line-height="100%" fo:text-align="start" style:justify-single-word="false" fo:text-indent="1cm" style:auto-text-indent="false" style:page-number="auto"/>
      <style:text-properties style:font-name="Calibri" fo:font-size="11pt" fo:font-style="normal" fo:font-weight="normal" officeooo:rsid="001133e5" officeooo:paragraph-rsid="001133e5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true" fo:line-height="100%" fo:text-align="start" style:justify-single-word="false" fo:text-indent="1cm" style:auto-text-indent="false" style:page-number="auto"/>
      <style:text-properties style:font-name="Calibri" fo:font-size="11pt" fo:font-style="normal" fo:font-weight="normal" officeooo:rsid="001133e5" officeooo:paragraph-rsid="001133e5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Header">
      <style:paragraph-properties fo:text-align="end" style:justify-single-word="false"/>
      <style:text-properties style:font-name="Calibri" fo:font-size="8pt" officeooo:rsid="001133e5" officeooo:paragraph-rsid="001133e5" style:font-size-asian="8pt" style:font-size-complex="8pt"/>
    </style:style>
    <style:style style:name="T1" style:family="text">
      <style:text-properties style:font-name="Calibri1"/>
    </style:style>
    <style:style style:name="T2" style:family="text">
      <style:text-properties style:font-name="Calibri1" officeooo:rsid="00130289"/>
    </style:style>
    <style:style style:name="T3" style:family="text">
      <style:text-properties style:font-name="Times New Roman1"/>
    </style:style>
    <style:style style:name="T4" style:family="text">
      <style:text-properties officeooo:rsid="00130289"/>
    </style:style>
    <style:style style:name="T5" style:family="text">
      <style:text-properties style:text-position="super 58%" style:font-name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____________________________________________________________</text:p>
      <text:p text:style-name="P1">(назва вищого навчального закладу)</text:p>
      <text:p text:style-name="P10">СКЕРУВАННЯ НА РЕЦЕНЗІЮ</text:p>
      <text:p text:style-name="P11">від <text:span text:style-name="T1">«__» <text:s/></text:span><text:span text:style-name="T3">______________</text:span><text:span text:style-name="T1"> 201_ р. <text:s text:c="38"/>№</text:span><text:span text:style-name="T3">_______________</text:span></text:p>
      <text:p text:style-name="P11">Шановний <text:span text:style-name="T3">______________________________________________________</text:span></text:p>
      <text:p text:style-name="P9">прошу вас дати рецензію на магістерську кваліфікаційну роботу студента</text:p>
      <text:p text:style-name="P8">________________________________________________________________</text:p>
      <text:p text:style-name="P7">(прізвище, ім’я, по батькові)</text:p>
      <text:p text:style-name="P3">на тему <text:span text:style-name="T3">_________________________________________________________</text:span></text:p>
      <text:p text:style-name="P8">________________________________________________________________</text:p>
      <text:p text:style-name="P8">________________________________________________________________</text:p>
      <text:p text:style-name="P3">захист якого має відбутися на кафедрі <text:span text:style-name="T3">_______________________________</text:span></text:p>
      <text:p text:style-name="P8">________________________________________________________________</text:p>
      <text:p text:style-name="P3">інституту <text:span text:style-name="T3">________________________________________________________</text:span></text:p>
      <text:p text:style-name="P8">________________________________________________________________</text:p>
      <text:p text:style-name="P4">У рецензії мають бути відображені такі питання:</text:p>
      <text:p text:style-name="P12">1. Відповідність проекту до завдання.</text:p>
      <text:p text:style-name="P12">2. Актуальність теми проекту.</text:p>
      <text:p text:style-name="P12">3. Відповідність змісту диплому.</text:p>
      <text:p text:style-name="P12">4. Правильність застосування методів, аналізу й розрахунків, їх глибина і відповідність сучасному рівневі розвитку науки.</text:p>
      <text:p text:style-name="P12">5. Відображення у проекті передових методів праці.</text:p>
      <text:p text:style-name="P12">6. Оцінки оригінальних рішень, прийнятих у проекті.</text:p>
      <text:p text:style-name="P12">7. Практична цінність проекту й техніко-економічна доцільність прийнятих рішень.</text:p>
      <text:p text:style-name="P12">8. Якість оформлення креслень і пояснювальної записки.</text:p>
      <text:p text:style-name="P12">9. Загальний висновок про рівень економічної та інженерної підготовки проектанта на підставі аналізу змісту проекту та особистої бесіди з проектантом.</text:p>
      <text:p text:style-name="P22">Крім того, прошу повідомити Вашу думку про вміст завдання, яке розробила кафедра. </text:p>
      <text:p text:style-name="P22">Рецензію, думку про завдання на дипломне проектування, а також це скерування із внесеними про себе відомостями прошу вислати на адресу</text:p>
      <text:p text:style-name="P8">________________________________________________________________</text:p>
      <text:p text:style-name="P5"/>
      <text:p text:style-name="P21"><text:span text:style-name="T4">до</text:span> <text:span text:style-name="T1">«__» <text:s/>______________ </text:span><text:span text:style-name="T2">201_ р. <text:s text:c="9"/></text:span></text:p>
      <text:p text:style-name="P6"><text:span text:style-name="T1">Зав. Кафедри </text:span><text:span text:style-name="T3">______________</text:span><text:span text:style-name="T1"> <text:s text:c="23"/></text:span><text:span text:style-name="T3">________________________</text:span></text:p>
      <text:p text:style-name="P6"><text:span text:style-name="T1"><text:s text:c="37"/></text:span><text:span text:style-name="T5">(підпис) <text:s text:c="7"/></text:span><text:span text:style-name="T1"><text:s text:c="47"/></text:span><text:span text:style-name="T5">(прізвище та ініціали)</text:span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1" svg:font-family="Calibri" style:font-family-generic="swiss"/>
    <style:font-face style:name="Anonymous Pro" svg:font-family="'Anonymous Pro'" style:font-pitch="fixed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6cm" style:writing-mode="page"/>
      <style:text-properties style:use-window-font-color="true" style:font-name="Times New Roman" fo:font-size="12pt" fo:language="uk" fo:country="U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libri" fo:font-size="8pt" officeooo:rsid="001133e5" officeooo:paragraph-rsid="001133e5" style:font-size-asian="8pt" style:font-size-complex="8pt"/>
    </style:style>
    <style:page-layout style:name="Mpm1">
      <style:page-layout-properties fo:page-width="14.801cm" fo:page-height="21.001cm" style:num-format="1" style:print-orientation="portrait" fo:margin-top="0.552cm" fo:margin-bottom="0.942cm" fo:margin-left="1.102cm" fo:margin-right="0.99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06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Форма №У_10.0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15:12:58.763441640</meta:creation-date>
    <meta:generator>LibreOffice/4.3.7.2$Linux_X86_64 LibreOffice_project/430$Build-2</meta:generator>
    <dc:date>2016-05-23T20:36:24.828582507</dc:date>
    <meta:editing-duration>PT6M36S</meta:editing-duration>
    <meta:editing-cycles>3</meta:editing-cycles>
    <meta:document-statistic meta:table-count="0" meta:image-count="0" meta:object-count="0" meta:page-count="1" meta:paragraph-count="32" meta:word-count="179" meta:character-count="2069" meta:non-whitespace-character-count="1756"/>
  </office:meta>
</office:document-meta>
</file>